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Threshold</text:p>
          </table:table-cell>
          <table:table-cell table:style-name="Default" office:value-type="float" office:value="5">
            <text:p>5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Factor</text:p>
          </table:table-cell>
          <table:table-cell table:style-name="Default" office:value-type="float" office:value="10000">
            <text:p>1000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4"/>
          <table:table-cell table:style-name="Default" office:value-type="string">
            <text:p>Delta</text:p>
          </table:table-cell>
          <table:table-cell table:style-name="Default" office:value-type="string">
            <text:p>Off Interval</text:p>
          </table:table-cell>
          <table:table-cell office:value-type="string">
            <text:p>On Interval</text:p>
          </table:table-cell>
          <table:table-cell office:value-type="string">
            <text:p>Off Effective</text:p>
          </table:table-cell>
          <table:table-cell office:value-type="string">
            <text:p>On Effective</text:p>
          </table:table-cell>
        </table:table-row>
        <table:table-row table:style-name="ro1">
          <table:table-cell table:number-columns-repeated="4"/>
          <table:table-cell office:value-type="float" office:value="4.9">
            <text:p>4,90</text:p>
          </table:table-cell>
          <table:table-cell table:formula="of:=[.$E$8]-[.E12]" office:value-type="float" office:value="0.0999999999999996">
            <text:p>0,10</text:p>
          </table:table-cell>
          <table:table-cell table:formula="of:=[.$E$8]-[.F12]" office:value-type="float" office:value="4.9">
            <text:p>4,9</text:p>
          </table:table-cell>
          <table:table-cell table:formula="of:=[.F12]*[.$E$9]" office:value-type="float" office:value="999.999999999996">
            <text:p>1000</text:p>
          </table:table-cell>
          <table:table-cell table:formula="of:=[.G12]*[.$E$9]" office:value-type="float" office:value="49000">
            <text:p>49000</text:p>
          </table:table-cell>
        </table:table-row>
        <table:table-row table:style-name="ro1">
          <table:table-cell table:number-columns-repeated="4"/>
          <table:table-cell office:value-type="float" office:value="4.8">
            <text:p>4,80</text:p>
          </table:table-cell>
          <table:table-cell table:formula="of:=[.$E$8]-[.E13]" office:value-type="float" office:value="0.2">
            <text:p>0,20</text:p>
          </table:table-cell>
          <table:table-cell table:formula="of:=[.$E$8]-[.F13]" office:value-type="float" office:value="4.8">
            <text:p>4,8</text:p>
          </table:table-cell>
          <table:table-cell table:formula="of:=[.F13]*[.$E$9]" office:value-type="float" office:value="2000">
            <text:p>2000</text:p>
          </table:table-cell>
          <table:table-cell table:formula="of:=[.G13]*[.$E$9]" office:value-type="float" office:value="48000">
            <text:p>48000</text:p>
          </table:table-cell>
        </table:table-row>
        <table:table-row table:style-name="ro1">
          <table:table-cell table:number-columns-repeated="4"/>
          <table:table-cell office:value-type="float" office:value="4.7">
            <text:p>4,70</text:p>
          </table:table-cell>
          <table:table-cell table:formula="of:=[.$E$8]-[.E14]" office:value-type="float" office:value="0.300000000000001">
            <text:p>0,30</text:p>
          </table:table-cell>
          <table:table-cell table:formula="of:=[.$E$8]-[.F14]" office:value-type="float" office:value="4.7">
            <text:p>4,7</text:p>
          </table:table-cell>
          <table:table-cell table:formula="of:=[.F14]*[.$E$9]" office:value-type="float" office:value="3000.00000000001">
            <text:p>3000</text:p>
          </table:table-cell>
          <table:table-cell table:formula="of:=[.G14]*[.$E$9]" office:value-type="float" office:value="47000">
            <text:p>47000</text:p>
          </table:table-cell>
        </table:table-row>
        <table:table-row table:style-name="ro1">
          <table:table-cell table:number-columns-repeated="4"/>
          <table:table-cell office:value-type="float" office:value="4.6">
            <text:p>4,60</text:p>
          </table:table-cell>
          <table:table-cell table:formula="of:=[.$E$8]-[.E15]" office:value-type="float" office:value="0.400000000000001">
            <text:p>0,40</text:p>
          </table:table-cell>
          <table:table-cell table:formula="of:=[.$E$8]-[.F15]" office:value-type="float" office:value="4.6">
            <text:p>4,6</text:p>
          </table:table-cell>
          <table:table-cell table:formula="of:=[.F15]*[.$E$9]" office:value-type="float" office:value="4000.00000000001">
            <text:p>4000</text:p>
          </table:table-cell>
          <table:table-cell table:formula="of:=[.G15]*[.$E$9]" office:value-type="float" office:value="46000">
            <text:p>46000</text:p>
          </table:table-cell>
        </table:table-row>
        <table:table-row table:style-name="ro1">
          <table:table-cell table:number-columns-repeated="4"/>
          <table:table-cell office:value-type="float" office:value="4.5">
            <text:p>4,50</text:p>
          </table:table-cell>
          <table:table-cell table:formula="of:=[.$E$8]-[.E16]" office:value-type="float" office:value="0.500000000000002">
            <text:p>0,50</text:p>
          </table:table-cell>
          <table:table-cell table:formula="of:=[.$E$8]-[.F16]" office:value-type="float" office:value="4.5">
            <text:p>4,5</text:p>
          </table:table-cell>
          <table:table-cell table:formula="of:=[.F16]*[.$E$9]" office:value-type="float" office:value="5000.00000000002">
            <text:p>5000</text:p>
          </table:table-cell>
          <table:table-cell table:formula="of:=[.G16]*[.$E$9]" office:value-type="float" office:value="45000">
            <text:p>45000</text:p>
          </table:table-cell>
        </table:table-row>
        <table:table-row table:style-name="ro1">
          <table:table-cell table:number-columns-repeated="4"/>
          <table:table-cell office:value-type="float" office:value="4.4">
            <text:p>4,40</text:p>
          </table:table-cell>
          <table:table-cell table:formula="of:=[.$E$8]-[.E17]" office:value-type="float" office:value="0.600000000000002">
            <text:p>0,60</text:p>
          </table:table-cell>
          <table:table-cell table:formula="of:=[.$E$8]-[.F17]" office:value-type="float" office:value="4.4">
            <text:p>4,4</text:p>
          </table:table-cell>
          <table:table-cell table:formula="of:=[.F17]*[.$E$9]" office:value-type="float" office:value="6000.00000000002">
            <text:p>6000</text:p>
          </table:table-cell>
          <table:table-cell table:formula="of:=[.G17]*[.$E$9]" office:value-type="float" office:value="44000">
            <text:p>44000</text:p>
          </table:table-cell>
        </table:table-row>
        <table:table-row table:style-name="ro1">
          <table:table-cell table:number-columns-repeated="4"/>
          <table:table-cell office:value-type="float" office:value="4.3">
            <text:p>4,30</text:p>
          </table:table-cell>
          <table:table-cell table:formula="of:=[.$E$8]-[.E18]" office:value-type="float" office:value="0.700000000000003">
            <text:p>0,70</text:p>
          </table:table-cell>
          <table:table-cell table:formula="of:=[.$E$8]-[.F18]" office:value-type="float" office:value="4.3">
            <text:p>4,3</text:p>
          </table:table-cell>
          <table:table-cell table:formula="of:=[.F18]*[.$E$9]" office:value-type="float" office:value="7000.00000000003">
            <text:p>7000</text:p>
          </table:table-cell>
          <table:table-cell table:formula="of:=[.G18]*[.$E$9]" office:value-type="float" office:value="43000">
            <text:p>43000</text:p>
          </table:table-cell>
        </table:table-row>
        <table:table-row table:style-name="ro1">
          <table:table-cell table:number-columns-repeated="4"/>
          <table:table-cell office:value-type="float" office:value="4.2">
            <text:p>4,20</text:p>
          </table:table-cell>
          <table:table-cell table:formula="of:=[.$E$8]-[.E19]" office:value-type="float" office:value="0.800000000000003">
            <text:p>0,80</text:p>
          </table:table-cell>
          <table:table-cell table:formula="of:=[.$E$8]-[.F19]" office:value-type="float" office:value="4.2">
            <text:p>4,2</text:p>
          </table:table-cell>
          <table:table-cell table:formula="of:=[.F19]*[.$E$9]" office:value-type="float" office:value="8000.00000000003">
            <text:p>8000</text:p>
          </table:table-cell>
          <table:table-cell table:formula="of:=[.G19]*[.$E$9]" office:value-type="float" office:value="42000">
            <text:p>42000</text:p>
          </table:table-cell>
        </table:table-row>
        <table:table-row table:style-name="ro1">
          <table:table-cell table:number-columns-repeated="4"/>
          <table:table-cell office:value-type="float" office:value="4.1">
            <text:p>4,10</text:p>
          </table:table-cell>
          <table:table-cell table:formula="of:=[.$E$8]-[.E20]" office:value-type="float" office:value="0.900000000000004">
            <text:p>0,90</text:p>
          </table:table-cell>
          <table:table-cell table:formula="of:=[.$E$8]-[.F20]" office:value-type="float" office:value="4.1">
            <text:p>4,1</text:p>
          </table:table-cell>
          <table:table-cell table:formula="of:=[.F20]*[.$E$9]" office:value-type="float" office:value="9000.00000000004">
            <text:p>9000</text:p>
          </table:table-cell>
          <table:table-cell table:formula="of:=[.G20]*[.$E$9]" office:value-type="float" office:value="41000">
            <text:p>41000</text:p>
          </table:table-cell>
        </table:table-row>
        <table:table-row table:style-name="ro1">
          <table:table-cell table:number-columns-repeated="4"/>
          <table:table-cell office:value-type="float" office:value="4">
            <text:p>4,00</text:p>
          </table:table-cell>
          <table:table-cell table:formula="of:=[.$E$8]-[.E21]" office:value-type="float" office:value="1">
            <text:p>1,00</text:p>
          </table:table-cell>
          <table:table-cell table:formula="of:=[.$E$8]-[.F21]" office:value-type="float" office:value="4">
            <text:p>4</text:p>
          </table:table-cell>
          <table:table-cell table:formula="of:=[.F21]*[.$E$9]" office:value-type="float" office:value="10000">
            <text:p>10000</text:p>
          </table:table-cell>
          <table:table-cell table:formula="of:=[.G21]*[.$E$9]" office:value-type="float" office:value="40000">
            <text:p>40000</text:p>
          </table:table-cell>
        </table:table-row>
        <table:table-row table:style-name="ro1">
          <table:table-cell table:number-columns-repeated="4"/>
          <table:table-cell office:value-type="float" office:value="3.9">
            <text:p>3,90</text:p>
          </table:table-cell>
          <table:table-cell table:formula="of:=[.$E$8]-[.E22]" office:value-type="float" office:value="1.10000000000001">
            <text:p>1,10</text:p>
          </table:table-cell>
          <table:table-cell table:formula="of:=[.$E$8]-[.F22]" office:value-type="float" office:value="3.9">
            <text:p>3,9</text:p>
          </table:table-cell>
          <table:table-cell table:formula="of:=[.F22]*[.$E$9]" office:value-type="float" office:value="11000.0000000001">
            <text:p>11000,0000000001</text:p>
          </table:table-cell>
          <table:table-cell table:formula="of:=[.G22]*[.$E$9]" office:value-type="float" office:value="39000">
            <text:p>39000</text:p>
          </table:table-cell>
        </table:table-row>
        <table:table-row table:style-name="ro1">
          <table:table-cell table:number-columns-repeated="4"/>
          <table:table-cell office:value-type="float" office:value="3.79999999999999">
            <text:p>3,80</text:p>
          </table:table-cell>
          <table:table-cell table:formula="of:=[.$E$8]-[.E23]" office:value-type="float" office:value="1.20000000000001">
            <text:p>1,20</text:p>
          </table:table-cell>
          <table:table-cell table:formula="of:=[.$E$8]-[.F23]" office:value-type="float" office:value="3.79999999999999">
            <text:p>3,8</text:p>
          </table:table-cell>
          <table:table-cell table:formula="of:=[.F23]*[.$E$9]" office:value-type="float" office:value="12000.0000000001">
            <text:p>12000,0000000001</text:p>
          </table:table-cell>
          <table:table-cell table:formula="of:=[.G23]*[.$E$9]" office:value-type="float" office:value="37999.9999999999">
            <text:p>37999,9999999999</text:p>
          </table:table-cell>
        </table:table-row>
        <table:table-row table:style-name="ro1">
          <table:table-cell table:number-columns-repeated="4"/>
          <table:table-cell office:value-type="float" office:value="3.69999999999999">
            <text:p>3,70</text:p>
          </table:table-cell>
          <table:table-cell table:formula="of:=[.$E$8]-[.E24]" office:value-type="float" office:value="1.30000000000001">
            <text:p>1,30</text:p>
          </table:table-cell>
          <table:table-cell table:formula="of:=[.$E$8]-[.F24]" office:value-type="float" office:value="3.69999999999999">
            <text:p>3,7</text:p>
          </table:table-cell>
          <table:table-cell table:formula="of:=[.F24]*[.$E$9]" office:value-type="float" office:value="13000.0000000001">
            <text:p>13000,0000000001</text:p>
          </table:table-cell>
          <table:table-cell table:formula="of:=[.G24]*[.$E$9]" office:value-type="float" office:value="36999.9999999999">
            <text:p>36999,9999999999</text:p>
          </table:table-cell>
        </table:table-row>
        <table:table-row table:style-name="ro1">
          <table:table-cell table:number-columns-repeated="4"/>
          <table:table-cell office:value-type="float" office:value="3.59999999999999">
            <text:p>3,60</text:p>
          </table:table-cell>
          <table:table-cell table:formula="of:=[.$E$8]-[.E25]" office:value-type="float" office:value="1.40000000000001">
            <text:p>1,40</text:p>
          </table:table-cell>
          <table:table-cell table:formula="of:=[.$E$8]-[.F25]" office:value-type="float" office:value="3.59999999999999">
            <text:p>3,6</text:p>
          </table:table-cell>
          <table:table-cell table:formula="of:=[.F25]*[.$E$9]" office:value-type="float" office:value="14000.0000000001">
            <text:p>14000,0000000001</text:p>
          </table:table-cell>
          <table:table-cell table:formula="of:=[.G25]*[.$E$9]" office:value-type="float" office:value="35999.9999999999">
            <text:p>35999,9999999999</text:p>
          </table:table-cell>
        </table:table-row>
        <table:table-row table:style-name="ro1">
          <table:table-cell table:number-columns-repeated="4"/>
          <table:table-cell office:value-type="float" office:value="3.49999999999999">
            <text:p>3,50</text:p>
          </table:table-cell>
          <table:table-cell table:formula="of:=[.$E$8]-[.E26]" office:value-type="float" office:value="1.50000000000001">
            <text:p>1,50</text:p>
          </table:table-cell>
          <table:table-cell table:formula="of:=[.$E$8]-[.F26]" office:value-type="float" office:value="3.49999999999999">
            <text:p>3,5</text:p>
          </table:table-cell>
          <table:table-cell table:formula="of:=[.F26]*[.$E$9]" office:value-type="float" office:value="15000.0000000001">
            <text:p>15000,0000000001</text:p>
          </table:table-cell>
          <table:table-cell table:formula="of:=[.G26]*[.$E$9]" office:value-type="float" office:value="34999.9999999999">
            <text:p>34999,9999999999</text:p>
          </table:table-cell>
        </table:table-row>
        <table:table-row table:style-name="ro1">
          <table:table-cell table:number-columns-repeated="4"/>
          <table:table-cell office:value-type="float" office:value="3.39999999999999">
            <text:p>3,40</text:p>
          </table:table-cell>
          <table:table-cell table:formula="of:=[.$E$8]-[.E27]" office:value-type="float" office:value="1.60000000000001">
            <text:p>1,60</text:p>
          </table:table-cell>
          <table:table-cell table:formula="of:=[.$E$8]-[.F27]" office:value-type="float" office:value="3.39999999999999">
            <text:p>3,4</text:p>
          </table:table-cell>
          <table:table-cell table:formula="of:=[.F27]*[.$E$9]" office:value-type="float" office:value="16000.0000000001">
            <text:p>16000,0000000001</text:p>
          </table:table-cell>
          <table:table-cell table:formula="of:=[.G27]*[.$E$9]" office:value-type="float" office:value="33999.9999999999">
            <text:p>33999,9999999999</text:p>
          </table:table-cell>
        </table:table-row>
        <table:table-row table:style-name="ro1">
          <table:table-cell table:number-columns-repeated="4"/>
          <table:table-cell office:value-type="float" office:value="3.29999999999999">
            <text:p>3,30</text:p>
          </table:table-cell>
          <table:table-cell table:formula="of:=[.$E$8]-[.E28]" office:value-type="float" office:value="1.70000000000001">
            <text:p>1,70</text:p>
          </table:table-cell>
          <table:table-cell table:formula="of:=[.$E$8]-[.F28]" office:value-type="float" office:value="3.29999999999999">
            <text:p>3,3</text:p>
          </table:table-cell>
          <table:table-cell table:formula="of:=[.F28]*[.$E$9]" office:value-type="float" office:value="17000.0000000001">
            <text:p>17000,0000000001</text:p>
          </table:table-cell>
          <table:table-cell table:formula="of:=[.G28]*[.$E$9]" office:value-type="float" office:value="32999.9999999999">
            <text:p>32999,9999999999</text:p>
          </table:table-cell>
        </table:table-row>
        <table:table-row table:style-name="ro1">
          <table:table-cell table:number-columns-repeated="4"/>
          <table:table-cell office:value-type="float" office:value="3.19999999999999">
            <text:p>3,20</text:p>
          </table:table-cell>
          <table:table-cell table:formula="of:=[.$E$8]-[.E29]" office:value-type="float" office:value="1.80000000000001">
            <text:p>1,80</text:p>
          </table:table-cell>
          <table:table-cell table:formula="of:=[.$E$8]-[.F29]" office:value-type="float" office:value="3.19999999999999">
            <text:p>3,2</text:p>
          </table:table-cell>
          <table:table-cell table:formula="of:=[.F29]*[.$E$9]" office:value-type="float" office:value="18000.0000000001">
            <text:p>18000,0000000001</text:p>
          </table:table-cell>
          <table:table-cell table:formula="of:=[.G29]*[.$E$9]" office:value-type="float" office:value="31999.9999999999">
            <text:p>31999,9999999999</text:p>
          </table:table-cell>
        </table:table-row>
        <table:table-row table:style-name="ro1">
          <table:table-cell table:number-columns-repeated="4"/>
          <table:table-cell office:value-type="float" office:value="3.09999999999999">
            <text:p>3,10</text:p>
          </table:table-cell>
          <table:table-cell table:formula="of:=[.$E$8]-[.E30]" office:value-type="float" office:value="1.90000000000001">
            <text:p>1,90</text:p>
          </table:table-cell>
          <table:table-cell table:formula="of:=[.$E$8]-[.F30]" office:value-type="float" office:value="3.09999999999999">
            <text:p>3,1</text:p>
          </table:table-cell>
          <table:table-cell table:formula="of:=[.F30]*[.$E$9]" office:value-type="float" office:value="19000.0000000001">
            <text:p>19000,0000000001</text:p>
          </table:table-cell>
          <table:table-cell table:formula="of:=[.G30]*[.$E$9]" office:value-type="float" office:value="30999.9999999999">
            <text:p>30999,9999999999</text:p>
          </table:table-cell>
        </table:table-row>
        <table:table-row table:style-name="ro1">
          <table:table-cell table:number-columns-repeated="4"/>
          <table:table-cell office:value-type="float" office:value="2.99999999999999">
            <text:p>3,00</text:p>
          </table:table-cell>
          <table:table-cell table:formula="of:=[.$E$8]-[.E31]" office:value-type="float" office:value="2.00000000000001">
            <text:p>2,00</text:p>
          </table:table-cell>
          <table:table-cell table:formula="of:=[.$E$8]-[.F31]" office:value-type="float" office:value="2.99999999999999">
            <text:p>3</text:p>
          </table:table-cell>
          <table:table-cell table:formula="of:=[.F31]*[.$E$9]" office:value-type="float" office:value="20000.0000000001">
            <text:p>20000,0000000001</text:p>
          </table:table-cell>
          <table:table-cell table:formula="of:=[.G31]*[.$E$9]" office:value-type="float" office:value="29999.9999999999">
            <text:p>29999,9999999999</text:p>
          </table:table-cell>
        </table:table-row>
        <table:table-row table:style-name="ro1">
          <table:table-cell table:number-columns-repeated="4"/>
          <table:table-cell office:value-type="float" office:value="2.89999999999999">
            <text:p>2,90</text:p>
          </table:table-cell>
          <table:table-cell table:formula="of:=[.$E$8]-[.E32]" office:value-type="float" office:value="2.10000000000001">
            <text:p>2,10</text:p>
          </table:table-cell>
          <table:table-cell table:formula="of:=[.$E$8]-[.F32]" office:value-type="float" office:value="2.89999999999999">
            <text:p>2,9</text:p>
          </table:table-cell>
          <table:table-cell table:formula="of:=[.F32]*[.$E$9]" office:value-type="float" office:value="21000.0000000001">
            <text:p>21000,0000000001</text:p>
          </table:table-cell>
          <table:table-cell table:formula="of:=[.G32]*[.$E$9]" office:value-type="float" office:value="28999.9999999999">
            <text:p>28999,9999999999</text:p>
          </table:table-cell>
        </table:table-row>
        <table:table-row table:style-name="ro1">
          <table:table-cell table:number-columns-repeated="4"/>
          <table:table-cell office:value-type="float" office:value="2.79999999999999">
            <text:p>2,80</text:p>
          </table:table-cell>
          <table:table-cell table:formula="of:=[.$E$8]-[.E33]" office:value-type="float" office:value="2.20000000000001">
            <text:p>2,20</text:p>
          </table:table-cell>
          <table:table-cell table:formula="of:=[.$E$8]-[.F33]" office:value-type="float" office:value="2.79999999999999">
            <text:p>2,8</text:p>
          </table:table-cell>
          <table:table-cell table:formula="of:=[.F33]*[.$E$9]" office:value-type="float" office:value="22000.0000000001">
            <text:p>22000,0000000001</text:p>
          </table:table-cell>
          <table:table-cell table:formula="of:=[.G33]*[.$E$9]" office:value-type="float" office:value="27999.9999999999">
            <text:p>27999,9999999999</text:p>
          </table:table-cell>
        </table:table-row>
        <table:table-row table:style-name="ro1">
          <table:table-cell table:number-columns-repeated="4"/>
          <table:table-cell office:value-type="float" office:value="2.69999999999999">
            <text:p>2,70</text:p>
          </table:table-cell>
          <table:table-cell table:formula="of:=[.$E$8]-[.E34]" office:value-type="float" office:value="2.30000000000001">
            <text:p>2,30</text:p>
          </table:table-cell>
          <table:table-cell table:formula="of:=[.$E$8]-[.F34]" office:value-type="float" office:value="2.69999999999999">
            <text:p>2,7</text:p>
          </table:table-cell>
          <table:table-cell table:formula="of:=[.F34]*[.$E$9]" office:value-type="float" office:value="23000.0000000001">
            <text:p>23000,0000000001</text:p>
          </table:table-cell>
          <table:table-cell table:formula="of:=[.G34]*[.$E$9]" office:value-type="float" office:value="26999.9999999999">
            <text:p>26999,9999999999</text:p>
          </table:table-cell>
        </table:table-row>
        <table:table-row table:style-name="ro1">
          <table:table-cell table:number-columns-repeated="4"/>
          <table:table-cell office:value-type="float" office:value="2.59999999999999">
            <text:p>2,60</text:p>
          </table:table-cell>
          <table:table-cell table:formula="of:=[.$E$8]-[.E35]" office:value-type="float" office:value="2.40000000000001">
            <text:p>2,40</text:p>
          </table:table-cell>
          <table:table-cell table:formula="of:=[.$E$8]-[.F35]" office:value-type="float" office:value="2.59999999999999">
            <text:p>2,6</text:p>
          </table:table-cell>
          <table:table-cell table:formula="of:=[.F35]*[.$E$9]" office:value-type="float" office:value="24000.0000000001">
            <text:p>24000,0000000001</text:p>
          </table:table-cell>
          <table:table-cell table:formula="of:=[.G35]*[.$E$9]" office:value-type="float" office:value="25999.9999999999">
            <text:p>25999,9999999999</text:p>
          </table:table-cell>
        </table:table-row>
        <table:table-row table:style-name="ro1">
          <table:table-cell table:number-columns-repeated="4"/>
          <table:table-cell office:value-type="float" office:value="2.49999999999999">
            <text:p>2,50</text:p>
          </table:table-cell>
          <table:table-cell table:formula="of:=[.$E$8]-[.E36]" office:value-type="float" office:value="2.50000000000001">
            <text:p>2,50</text:p>
          </table:table-cell>
          <table:table-cell table:formula="of:=[.$E$8]-[.F36]" office:value-type="float" office:value="2.49999999999999">
            <text:p>2,5</text:p>
          </table:table-cell>
          <table:table-cell table:formula="of:=[.F36]*[.$E$9]" office:value-type="float" office:value="25000.0000000001">
            <text:p>25000,0000000001</text:p>
          </table:table-cell>
          <table:table-cell table:formula="of:=[.G36]*[.$E$9]" office:value-type="float" office:value="24999.9999999999">
            <text:p>24999,9999999999</text:p>
          </table:table-cell>
        </table:table-row>
        <table:table-row table:style-name="ro1">
          <table:table-cell table:number-columns-repeated="4"/>
          <table:table-cell office:value-type="float" office:value="2.39999999999999">
            <text:p>2,40</text:p>
          </table:table-cell>
          <table:table-cell table:formula="of:=[.$E$8]-[.E37]" office:value-type="float" office:value="2.60000000000001">
            <text:p>2,60</text:p>
          </table:table-cell>
          <table:table-cell table:formula="of:=[.$E$8]-[.F37]" office:value-type="float" office:value="2.39999999999999">
            <text:p>2,4</text:p>
          </table:table-cell>
          <table:table-cell table:formula="of:=[.F37]*[.$E$9]" office:value-type="float" office:value="26000.0000000001">
            <text:p>26000,0000000001</text:p>
          </table:table-cell>
          <table:table-cell table:formula="of:=[.G37]*[.$E$9]" office:value-type="float" office:value="23999.9999999999">
            <text:p>23999,9999999999</text:p>
          </table:table-cell>
        </table:table-row>
        <table:table-row table:style-name="ro1">
          <table:table-cell table:number-columns-repeated="4"/>
          <table:table-cell office:value-type="float" office:value="2.29999999999999">
            <text:p>2,30</text:p>
          </table:table-cell>
          <table:table-cell table:formula="of:=[.$E$8]-[.E38]" office:value-type="float" office:value="2.70000000000001">
            <text:p>2,70</text:p>
          </table:table-cell>
          <table:table-cell table:formula="of:=[.$E$8]-[.F38]" office:value-type="float" office:value="2.29999999999999">
            <text:p>2,3</text:p>
          </table:table-cell>
          <table:table-cell table:formula="of:=[.F38]*[.$E$9]" office:value-type="float" office:value="27000.0000000001">
            <text:p>27000,0000000001</text:p>
          </table:table-cell>
          <table:table-cell table:formula="of:=[.G38]*[.$E$9]" office:value-type="float" office:value="22999.9999999999">
            <text:p>22999,9999999999</text:p>
          </table:table-cell>
        </table:table-row>
        <table:table-row table:style-name="ro1">
          <table:table-cell table:number-columns-repeated="4"/>
          <table:table-cell office:value-type="float" office:value="2.19999999999999">
            <text:p>2,20</text:p>
          </table:table-cell>
          <table:table-cell table:formula="of:=[.$E$8]-[.E39]" office:value-type="float" office:value="2.80000000000001">
            <text:p>2,80</text:p>
          </table:table-cell>
          <table:table-cell table:formula="of:=[.$E$8]-[.F39]" office:value-type="float" office:value="2.19999999999999">
            <text:p>2,2</text:p>
          </table:table-cell>
          <table:table-cell table:formula="of:=[.F39]*[.$E$9]" office:value-type="float" office:value="28000.0000000001">
            <text:p>28000,0000000001</text:p>
          </table:table-cell>
          <table:table-cell table:formula="of:=[.G39]*[.$E$9]" office:value-type="float" office:value="21999.9999999999">
            <text:p>21999,9999999999</text:p>
          </table:table-cell>
        </table:table-row>
        <table:table-row table:style-name="ro1">
          <table:table-cell table:number-columns-repeated="4"/>
          <table:table-cell office:value-type="float" office:value="2.09999999999999">
            <text:p>2,10</text:p>
          </table:table-cell>
          <table:table-cell table:formula="of:=[.$E$8]-[.E40]" office:value-type="float" office:value="2.90000000000001">
            <text:p>2,90</text:p>
          </table:table-cell>
          <table:table-cell table:formula="of:=[.$E$8]-[.F40]" office:value-type="float" office:value="2.09999999999999">
            <text:p>2,1</text:p>
          </table:table-cell>
          <table:table-cell table:formula="of:=[.F40]*[.$E$9]" office:value-type="float" office:value="29000.0000000001">
            <text:p>29000,0000000001</text:p>
          </table:table-cell>
          <table:table-cell table:formula="of:=[.G40]*[.$E$9]" office:value-type="float" office:value="20999.9999999999">
            <text:p>20999,9999999999</text:p>
          </table:table-cell>
        </table:table-row>
        <table:table-row table:style-name="ro1">
          <table:table-cell table:number-columns-repeated="4"/>
          <table:table-cell office:value-type="float" office:value="1.99999999999999">
            <text:p>2,00</text:p>
          </table:table-cell>
          <table:table-cell table:formula="of:=[.$E$8]-[.E41]" office:value-type="float" office:value="3.00000000000001">
            <text:p>3,00</text:p>
          </table:table-cell>
          <table:table-cell table:formula="of:=[.$E$8]-[.F41]" office:value-type="float" office:value="1.99999999999999">
            <text:p>2</text:p>
          </table:table-cell>
          <table:table-cell table:formula="of:=[.F41]*[.$E$9]" office:value-type="float" office:value="30000.0000000001">
            <text:p>30000,0000000001</text:p>
          </table:table-cell>
          <table:table-cell table:formula="of:=[.G41]*[.$E$9]" office:value-type="float" office:value="19999.9999999998">
            <text:p>19999,9999999998</text:p>
          </table:table-cell>
        </table:table-row>
        <table:table-row table:style-name="ro1">
          <table:table-cell table:number-columns-repeated="4"/>
          <table:table-cell office:value-type="float" office:value="1.89999999999998">
            <text:p>1,90</text:p>
          </table:table-cell>
          <table:table-cell table:formula="of:=[.$E$8]-[.E42]" office:value-type="float" office:value="3.10000000000002">
            <text:p>3,10</text:p>
          </table:table-cell>
          <table:table-cell table:formula="of:=[.$E$8]-[.F42]" office:value-type="float" office:value="1.89999999999998">
            <text:p>1,9</text:p>
          </table:table-cell>
          <table:table-cell table:formula="of:=[.F42]*[.$E$9]" office:value-type="float" office:value="31000.0000000002">
            <text:p>31000,0000000002</text:p>
          </table:table-cell>
          <table:table-cell table:formula="of:=[.G42]*[.$E$9]" office:value-type="float" office:value="18999.9999999998">
            <text:p>18999,9999999998</text:p>
          </table:table-cell>
        </table:table-row>
        <table:table-row table:style-name="ro1">
          <table:table-cell table:number-columns-repeated="4"/>
          <table:table-cell office:value-type="float" office:value="1.79999999999998">
            <text:p>1,80</text:p>
          </table:table-cell>
          <table:table-cell table:formula="of:=[.$E$8]-[.E43]" office:value-type="float" office:value="3.20000000000002">
            <text:p>3,20</text:p>
          </table:table-cell>
          <table:table-cell table:formula="of:=[.$E$8]-[.F43]" office:value-type="float" office:value="1.79999999999998">
            <text:p>1,8</text:p>
          </table:table-cell>
          <table:table-cell table:formula="of:=[.F43]*[.$E$9]" office:value-type="float" office:value="32000.0000000002">
            <text:p>32000,0000000002</text:p>
          </table:table-cell>
          <table:table-cell table:formula="of:=[.G43]*[.$E$9]" office:value-type="float" office:value="17999.9999999998">
            <text:p>17999,9999999998</text:p>
          </table:table-cell>
        </table:table-row>
        <table:table-row table:style-name="ro1">
          <table:table-cell table:number-columns-repeated="4"/>
          <table:table-cell office:value-type="float" office:value="1.69999999999998">
            <text:p>1,70</text:p>
          </table:table-cell>
          <table:table-cell table:formula="of:=[.$E$8]-[.E44]" office:value-type="float" office:value="3.30000000000002">
            <text:p>3,30</text:p>
          </table:table-cell>
          <table:table-cell table:formula="of:=[.$E$8]-[.F44]" office:value-type="float" office:value="1.69999999999998">
            <text:p>1,7</text:p>
          </table:table-cell>
          <table:table-cell table:formula="of:=[.F44]*[.$E$9]" office:value-type="float" office:value="33000.0000000002">
            <text:p>33000,0000000002</text:p>
          </table:table-cell>
          <table:table-cell table:formula="of:=[.G44]*[.$E$9]" office:value-type="float" office:value="16999.9999999998">
            <text:p>16999,9999999998</text:p>
          </table:table-cell>
        </table:table-row>
        <table:table-row table:style-name="ro1">
          <table:table-cell table:number-columns-repeated="4"/>
          <table:table-cell office:value-type="float" office:value="1.59999999999998">
            <text:p>1,60</text:p>
          </table:table-cell>
          <table:table-cell table:formula="of:=[.$E$8]-[.E45]" office:value-type="float" office:value="3.40000000000002">
            <text:p>3,40</text:p>
          </table:table-cell>
          <table:table-cell table:formula="of:=[.$E$8]-[.F45]" office:value-type="float" office:value="1.59999999999998">
            <text:p>1,6</text:p>
          </table:table-cell>
          <table:table-cell table:formula="of:=[.F45]*[.$E$9]" office:value-type="float" office:value="34000.0000000002">
            <text:p>34000,0000000002</text:p>
          </table:table-cell>
          <table:table-cell table:formula="of:=[.G45]*[.$E$9]" office:value-type="float" office:value="15999.9999999998">
            <text:p>15999,9999999998</text:p>
          </table:table-cell>
        </table:table-row>
        <table:table-row table:style-name="ro1">
          <table:table-cell table:number-columns-repeated="4"/>
          <table:table-cell office:value-type="float" office:value="1.49999999999998">
            <text:p>1,50</text:p>
          </table:table-cell>
          <table:table-cell table:formula="of:=[.$E$8]-[.E46]" office:value-type="float" office:value="3.50000000000002">
            <text:p>3,50</text:p>
          </table:table-cell>
          <table:table-cell table:formula="of:=[.$E$8]-[.F46]" office:value-type="float" office:value="1.49999999999998">
            <text:p>1,5</text:p>
          </table:table-cell>
          <table:table-cell table:formula="of:=[.F46]*[.$E$9]" office:value-type="float" office:value="35000.0000000002">
            <text:p>35000,0000000002</text:p>
          </table:table-cell>
          <table:table-cell table:formula="of:=[.G46]*[.$E$9]" office:value-type="float" office:value="14999.9999999998">
            <text:p>14999,9999999998</text:p>
          </table:table-cell>
        </table:table-row>
        <table:table-row table:style-name="ro1">
          <table:table-cell table:number-columns-repeated="4"/>
          <table:table-cell office:value-type="float" office:value="1.39999999999998">
            <text:p>1,40</text:p>
          </table:table-cell>
          <table:table-cell table:formula="of:=[.$E$8]-[.E47]" office:value-type="float" office:value="3.60000000000002">
            <text:p>3,60</text:p>
          </table:table-cell>
          <table:table-cell table:formula="of:=[.$E$8]-[.F47]" office:value-type="float" office:value="1.39999999999998">
            <text:p>1,4</text:p>
          </table:table-cell>
          <table:table-cell table:formula="of:=[.F47]*[.$E$9]" office:value-type="float" office:value="36000.0000000002">
            <text:p>36000,0000000002</text:p>
          </table:table-cell>
          <table:table-cell table:formula="of:=[.G47]*[.$E$9]" office:value-type="float" office:value="13999.9999999998">
            <text:p>13999,9999999998</text:p>
          </table:table-cell>
        </table:table-row>
        <table:table-row table:style-name="ro1">
          <table:table-cell table:number-columns-repeated="4"/>
          <table:table-cell office:value-type="float" office:value="1.29999999999998">
            <text:p>1,30</text:p>
          </table:table-cell>
          <table:table-cell table:formula="of:=[.$E$8]-[.E48]" office:value-type="float" office:value="3.70000000000002">
            <text:p>3,70</text:p>
          </table:table-cell>
          <table:table-cell table:formula="of:=[.$E$8]-[.F48]" office:value-type="float" office:value="1.29999999999998">
            <text:p>1,3</text:p>
          </table:table-cell>
          <table:table-cell table:formula="of:=[.F48]*[.$E$9]" office:value-type="float" office:value="37000.0000000002">
            <text:p>37000,0000000002</text:p>
          </table:table-cell>
          <table:table-cell table:formula="of:=[.G48]*[.$E$9]" office:value-type="float" office:value="12999.9999999998">
            <text:p>12999,9999999998</text:p>
          </table:table-cell>
        </table:table-row>
        <table:table-row table:style-name="ro1">
          <table:table-cell table:number-columns-repeated="4"/>
          <table:table-cell office:value-type="float" office:value="1.19999999999998">
            <text:p>1,20</text:p>
          </table:table-cell>
          <table:table-cell table:formula="of:=[.$E$8]-[.E49]" office:value-type="float" office:value="3.80000000000002">
            <text:p>3,80</text:p>
          </table:table-cell>
          <table:table-cell table:formula="of:=[.$E$8]-[.F49]" office:value-type="float" office:value="1.19999999999998">
            <text:p>1,2</text:p>
          </table:table-cell>
          <table:table-cell table:formula="of:=[.F49]*[.$E$9]" office:value-type="float" office:value="38000.0000000002">
            <text:p>38000,0000000002</text:p>
          </table:table-cell>
          <table:table-cell table:formula="of:=[.G49]*[.$E$9]" office:value-type="float" office:value="11999.9999999998">
            <text:p>11999,9999999998</text:p>
          </table:table-cell>
        </table:table-row>
        <table:table-row table:style-name="ro1">
          <table:table-cell table:number-columns-repeated="4"/>
          <table:table-cell office:value-type="float" office:value="1.09999999999998">
            <text:p>1,10</text:p>
          </table:table-cell>
          <table:table-cell table:formula="of:=[.$E$8]-[.E50]" office:value-type="float" office:value="3.90000000000002">
            <text:p>3,90</text:p>
          </table:table-cell>
          <table:table-cell table:formula="of:=[.$E$8]-[.F50]" office:value-type="float" office:value="1.09999999999998">
            <text:p>1,1</text:p>
          </table:table-cell>
          <table:table-cell table:formula="of:=[.F50]*[.$E$9]" office:value-type="float" office:value="39000.0000000002">
            <text:p>39000,0000000002</text:p>
          </table:table-cell>
          <table:table-cell table:formula="of:=[.G50]*[.$E$9]" office:value-type="float" office:value="10999.9999999998">
            <text:p>10999,9999999998</text:p>
          </table:table-cell>
        </table:table-row>
        <table:table-row table:style-name="ro1">
          <table:table-cell table:number-columns-repeated="4"/>
          <table:table-cell office:value-type="float" office:value="0.99999999999998">
            <text:p>1,00</text:p>
          </table:table-cell>
          <table:table-cell table:formula="of:=[.$E$8]-[.E51]" office:value-type="float" office:value="4.00000000000002">
            <text:p>4,00</text:p>
          </table:table-cell>
          <table:table-cell table:formula="of:=[.$E$8]-[.F51]" office:value-type="float" office:value="0.99999999999998">
            <text:p>1</text:p>
          </table:table-cell>
          <table:table-cell table:formula="of:=[.F51]*[.$E$9]" office:value-type="float" office:value="40000.0000000002">
            <text:p>40000,0000000002</text:p>
          </table:table-cell>
          <table:table-cell table:formula="of:=[.G51]*[.$E$9]" office:value-type="float" office:value="9999.9999999998">
            <text:p>9999,9999999998</text:p>
          </table:table-cell>
        </table:table-row>
        <table:table-row table:style-name="ro1">
          <table:table-cell table:number-columns-repeated="4"/>
          <table:table-cell office:value-type="float" office:value="0.899999999999979">
            <text:p>0,90</text:p>
          </table:table-cell>
          <table:table-cell table:formula="of:=[.$E$8]-[.E52]" office:value-type="float" office:value="4.10000000000002">
            <text:p>4,10</text:p>
          </table:table-cell>
          <table:table-cell table:formula="of:=[.$E$8]-[.F52]" office:value-type="float" office:value="0.899999999999979">
            <text:p>0,9</text:p>
          </table:table-cell>
          <table:table-cell table:formula="of:=[.F52]*[.$E$9]" office:value-type="float" office:value="41000.0000000002">
            <text:p>41000,0000000002</text:p>
          </table:table-cell>
          <table:table-cell table:formula="of:=[.G52]*[.$E$9]" office:value-type="float" office:value="8999.99999999979">
            <text:p>8999,9999999998</text:p>
          </table:table-cell>
        </table:table-row>
        <table:table-row table:style-name="ro1">
          <table:table-cell table:number-columns-repeated="4"/>
          <table:table-cell office:value-type="float" office:value="0.799999999999979">
            <text:p>0,80</text:p>
          </table:table-cell>
          <table:table-cell table:formula="of:=[.$E$8]-[.E53]" office:value-type="float" office:value="4.20000000000002">
            <text:p>4,20</text:p>
          </table:table-cell>
          <table:table-cell table:formula="of:=[.$E$8]-[.F53]" office:value-type="float" office:value="0.799999999999979">
            <text:p>0,8</text:p>
          </table:table-cell>
          <table:table-cell table:formula="of:=[.F53]*[.$E$9]" office:value-type="float" office:value="42000.0000000002">
            <text:p>42000,0000000002</text:p>
          </table:table-cell>
          <table:table-cell table:formula="of:=[.G53]*[.$E$9]" office:value-type="float" office:value="7999.99999999979">
            <text:p>7999,9999999998</text:p>
          </table:table-cell>
        </table:table-row>
        <table:table-row table:style-name="ro1">
          <table:table-cell table:number-columns-repeated="4"/>
          <table:table-cell office:value-type="float" office:value="0.699999999999978">
            <text:p>0,70</text:p>
          </table:table-cell>
          <table:table-cell table:formula="of:=[.$E$8]-[.E54]" office:value-type="float" office:value="4.30000000000002">
            <text:p>4,30</text:p>
          </table:table-cell>
          <table:table-cell table:formula="of:=[.$E$8]-[.F54]" office:value-type="float" office:value="0.699999999999978">
            <text:p>0,7</text:p>
          </table:table-cell>
          <table:table-cell table:formula="of:=[.F54]*[.$E$9]" office:value-type="float" office:value="43000.0000000002">
            <text:p>43000,0000000002</text:p>
          </table:table-cell>
          <table:table-cell table:formula="of:=[.G54]*[.$E$9]" office:value-type="float" office:value="6999.99999999978">
            <text:p>6999,9999999998</text:p>
          </table:table-cell>
        </table:table-row>
        <table:table-row table:style-name="ro1">
          <table:table-cell table:number-columns-repeated="4"/>
          <table:table-cell office:value-type="float" office:value="0.599999999999977">
            <text:p>0,60</text:p>
          </table:table-cell>
          <table:table-cell table:formula="of:=[.$E$8]-[.E55]" office:value-type="float" office:value="4.40000000000002">
            <text:p>4,40</text:p>
          </table:table-cell>
          <table:table-cell table:formula="of:=[.$E$8]-[.F55]" office:value-type="float" office:value="0.599999999999977">
            <text:p>0,6</text:p>
          </table:table-cell>
          <table:table-cell table:formula="of:=[.F55]*[.$E$9]" office:value-type="float" office:value="44000.0000000002">
            <text:p>44000,0000000002</text:p>
          </table:table-cell>
          <table:table-cell table:formula="of:=[.G55]*[.$E$9]" office:value-type="float" office:value="5999.99999999977">
            <text:p>5999,9999999998</text:p>
          </table:table-cell>
        </table:table-row>
        <table:table-row table:style-name="ro1">
          <table:table-cell table:number-columns-repeated="4"/>
          <table:table-cell office:value-type="float" office:value="0.499999999999977">
            <text:p>0,50</text:p>
          </table:table-cell>
          <table:table-cell table:formula="of:=[.$E$8]-[.E56]" office:value-type="float" office:value="4.50000000000002">
            <text:p>4,50</text:p>
          </table:table-cell>
          <table:table-cell table:formula="of:=[.$E$8]-[.F56]" office:value-type="float" office:value="0.499999999999977">
            <text:p>0,5</text:p>
          </table:table-cell>
          <table:table-cell table:formula="of:=[.F56]*[.$E$9]" office:value-type="float" office:value="45000.0000000002">
            <text:p>45000,0000000002</text:p>
          </table:table-cell>
          <table:table-cell table:formula="of:=[.G56]*[.$E$9]" office:value-type="float" office:value="4999.99999999977">
            <text:p>4999,9999999998</text:p>
          </table:table-cell>
        </table:table-row>
        <table:table-row table:style-name="ro1">
          <table:table-cell table:number-columns-repeated="4"/>
          <table:table-cell office:value-type="float" office:value="0.399999999999976">
            <text:p>0,40</text:p>
          </table:table-cell>
          <table:table-cell table:formula="of:=[.$E$8]-[.E57]" office:value-type="float" office:value="4.60000000000002">
            <text:p>4,60</text:p>
          </table:table-cell>
          <table:table-cell table:formula="of:=[.$E$8]-[.F57]" office:value-type="float" office:value="0.399999999999976">
            <text:p>0,4</text:p>
          </table:table-cell>
          <table:table-cell table:formula="of:=[.F57]*[.$E$9]" office:value-type="float" office:value="46000.0000000002">
            <text:p>46000,0000000002</text:p>
          </table:table-cell>
          <table:table-cell table:formula="of:=[.G57]*[.$E$9]" office:value-type="float" office:value="3999.99999999976">
            <text:p>3999,9999999998</text:p>
          </table:table-cell>
        </table:table-row>
        <table:table-row table:style-name="ro1">
          <table:table-cell table:number-columns-repeated="4"/>
          <table:table-cell office:value-type="float" office:value="0.299999999999976">
            <text:p>0,30</text:p>
          </table:table-cell>
          <table:table-cell table:formula="of:=[.$E$8]-[.E58]" office:value-type="float" office:value="4.70000000000002">
            <text:p>4,70</text:p>
          </table:table-cell>
          <table:table-cell table:formula="of:=[.$E$8]-[.F58]" office:value-type="float" office:value="0.299999999999976">
            <text:p>0,3</text:p>
          </table:table-cell>
          <table:table-cell table:formula="of:=[.F58]*[.$E$9]" office:value-type="float" office:value="47000.0000000002">
            <text:p>47000,0000000002</text:p>
          </table:table-cell>
          <table:table-cell table:formula="of:=[.G58]*[.$E$9]" office:value-type="float" office:value="2999.99999999976">
            <text:p>2999,9999999998</text:p>
          </table:table-cell>
        </table:table-row>
        <table:table-row table:style-name="ro1">
          <table:table-cell table:number-columns-repeated="4"/>
          <table:table-cell office:value-type="float" office:value="0.199999999999975">
            <text:p>0,20</text:p>
          </table:table-cell>
          <table:table-cell table:formula="of:=[.$E$8]-[.E59]" office:value-type="float" office:value="4.80000000000003">
            <text:p>4,80</text:p>
          </table:table-cell>
          <table:table-cell table:formula="of:=[.$E$8]-[.F59]" office:value-type="float" office:value="0.199999999999975">
            <text:p>0,2</text:p>
          </table:table-cell>
          <table:table-cell table:formula="of:=[.F59]*[.$E$9]" office:value-type="float" office:value="48000.0000000003">
            <text:p>48000,0000000003</text:p>
          </table:table-cell>
          <table:table-cell table:formula="of:=[.G59]*[.$E$9]" office:value-type="float" office:value="1999.99999999975">
            <text:p>1999,9999999998</text:p>
          </table:table-cell>
        </table:table-row>
        <table:table-row table:style-name="ro1">
          <table:table-cell table:number-columns-repeated="4"/>
          <table:table-cell office:value-type="float" office:value="0.0999999999999748">
            <text:p>0,10</text:p>
          </table:table-cell>
          <table:table-cell table:formula="of:=[.$E$8]-[.E60]" office:value-type="float" office:value="4.90000000000003">
            <text:p>4,90</text:p>
          </table:table-cell>
          <table:table-cell table:formula="of:=[.$E$8]-[.F60]" office:value-type="float" office:value="0.0999999999999748">
            <text:p>0,1</text:p>
          </table:table-cell>
          <table:table-cell table:formula="of:=[.F60]*[.$E$9]" office:value-type="float" office:value="49000.0000000003">
            <text:p>49000,0000000003</text:p>
          </table:table-cell>
          <table:table-cell table:formula="of:=[.G60]*[.$E$9]" office:value-type="float" office:value="999.999999999748">
            <text:p>999,999999999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9">29.04.2022</text:date>, <text:time>11:44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9T11:22:57.07</meta:creation-date>
    <dc:date>2022-04-29T11:44:04.95</dc:date>
    <meta:editing-duration>PT5M57S</meta:editing-duration>
    <meta:editing-cycles>1</meta:editing-cycles>
    <meta:document-statistic meta:table-count="3" meta:cell-count="254" meta:object-count="0"/>
    <meta:generator>OpenOffice/4.1.7$Win32 OpenOffice.org_project/417m1$Build-9800</meta:generator>
  </office:meta>
</office:document-meta>
</file>